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4:51:44.989324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2T15:04:33.856789332</dc:date>
    <meta:editing-cycles>241</meta:editing-cycles>
    <meta:editing-duration>P5DT20H26M3S</meta:editing-duration>
    <meta:generator>LibreOffice/7.6.4.1$Linux_X86_64 LibreOffice_project/60$Build-1</meta:generator>
    <meta:document-statistic meta:table-count="1" meta:cell-count="4016" meta:object-count="0"/>
  </office:meta>
</office:document-meta>
</file>